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9256" calcext:value-type="float">
            <text:p>48.1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4936" calcext:value-type="float">
            <text:p>47.8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7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7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6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6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2</text:p>
          </table:table-cell>
          <table:table-cell office:value-type="string" calcext:value-type="string">
            <text:p>TWDB:1112702</text:p>
          </table:table-cell>
          <table:table-cell office:value-type="string" calcext:value-type="string">
            <text:p>196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